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6a628" officeooo:paragraph-rsid="0006ec47"/>
    </style:style>
    <style:style style:name="T1" style:family="text">
      <style:text-properties officeooo:rsid="0006ec47"/>
    </style:style>
    <style:style style:name="T2" style:family="text">
      <style:text-properties officeooo:rsid="00082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Коннективизим – это <text:span text:style-name="T1">теория</text:span>, родивш<text:span text:style-name="T1">ая</text:span>ся, как противоположность классическим взглядам на структурную соств<text:span text:style-name="T1">а</text:span>вляющую когнитивной деятельности человека.</text:p>
      <text:p text:style-name="P1"><text:tab/>Классическая парадигма являет собой <text:span text:style-name="T1">вычислительную</text:span> систему, наследованную от <text:span text:style-name="T1">идей лежащих вокруг</text:span> машины Тьюринга и <text:span text:style-name="T1">вычислительной</text:span> архитектуры Фон Неймана. <text:span text:style-name="T1">В такой</text:span> <text:span text:style-name="T2">системе вычисление происходит посредствам операций над символами и любую когнитивную операцию можно представить в виде последовательных, синтаксически связанных операндов. Коннективизм же родился под влиянием открытий связанных с устройством мозга и когнитивная система с точки зрения коннективизма являет собой сеть сильно связанных между собой элементарных элементов, каждый из которых паралелльно производит какую либо вычислительную операци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16:11:59.903841690</meta:creation-date>
    <dc:date>2014-05-03T16:26:54.923697026</dc:date>
    <meta:editing-duration>PT12M8S</meta:editing-duration>
    <meta:editing-cycles>7</meta:editing-cycles>
    <meta:generator>LibreOffice/4.1.2.3$Linux_X86_64 LibreOffice_project/410m0$Build-3</meta:generator>
    <meta:document-statistic meta:table-count="0" meta:image-count="0" meta:object-count="0" meta:page-count="1" meta:paragraph-count="2" meta:word-count="88" meta:character-count="758" meta:non-whitespace-character-count="669"/>
  </office:meta>
</office:document-meta>
</file>